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46.94pt" svg:y="11.08pt">
            <loext:p draw:notify-on-update-of-ranges="Sheet1.B2:Sheet1.B2 Sheet1.B3:Sheet1.B8 Sheet1.D2:Sheet1.D2 Sheet1.D3:Sheet1.D8 Sheet1.B2:Sheet1.B2 Sheet1.B3:Sheet1.B8 Sheet1.E2:Sheet1.E2 Sheet1.E3:Sheet1.E8 Sheet1.B2:Sheet1.B2 Sheet1.B3:Sheet1.B8 Sheet1.F2:Sheet1.F2 Sheet1.F3:Sheet1.F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46pt" svg:height="255.23pt" svg:x="440.99pt" svg:y="300.42pt">
            <loext:p draw:notify-on-update-of-ranges="Sheet1.B10:Sheet1.B10 Sheet1.B11:Sheet1.B16 Sheet1.D10:Sheet1.D10 Sheet1.D11:Sheet1.D16 Sheet1.B10:Sheet1.B10 Sheet1.B11:Sheet1.B16 Sheet1.E10:Sheet1.E10 Sheet1.E11:Sheet1.E16 Sheet1.B10:Sheet1.B10 Sheet1.B11:Sheet1.B16 Sheet1.F10:Sheet1.F10 Sheet1.F11:Sheet1.F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Epsilon</text:p>
          </table:table-cell>
          <table:table-cell office:value-type="string" calcext:value-type="string">
            <text:p>Discrete NN</text:p>
          </table:table-cell>
          <table:table-cell office:value-type="string" calcext:value-type="string">
            <text:p>Vanilla MLP</text:p>
          </table:table-cell>
          <table:table-cell office:value-type="string" calcext:value-type="string">
            <text:p>Discrete 2 Grad</text:p>
          </table:table-cell>
          <table:table-cell office:value-type="string" calcext:value-type="string">
            <text:p>Blended Discrete N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83.0214323052797" calcext:value-type="float">
            <text:p>83.0214323053</text:p>
          </table:table-cell>
          <table:table-cell office:value-type="float" office:value="71.9621360222245" calcext:value-type="float">
            <text:p>71.9621360222</text:p>
          </table:table-cell>
          <table:table-cell office:value-type="float" office:value="77.5815499688344" calcext:value-type="float">
            <text:p>77.5815499688</text:p>
          </table:table-cell>
          <table:table-cell office:value-type="float" office:value="79.832723470988" calcext:value-type="float">
            <text:p>79.832723471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69.4406691061161" calcext:value-type="float">
            <text:p>69.4406691061</text:p>
          </table:table-cell>
          <table:table-cell office:value-type="float" office:value="45.7557361868505" calcext:value-type="float">
            <text:p>45.7557361869</text:p>
          </table:table-cell>
          <table:table-cell office:value-type="float" office:value="63.4115936006649" calcext:value-type="float">
            <text:p>63.4115936007</text:p>
          </table:table-cell>
          <table:table-cell office:value-type="float" office:value="63.1050705697857" calcext:value-type="float">
            <text:p>63.1050705698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8.3010977522216" calcext:value-type="float">
            <text:p>48.3010977522</text:p>
          </table:table-cell>
          <table:table-cell office:value-type="float" office:value="15.4645539664575" calcext:value-type="float">
            <text:p>15.4645539665</text:p>
          </table:table-cell>
          <table:table-cell office:value-type="float" office:value="45.8238105131934" calcext:value-type="float">
            <text:p>45.8238105132</text:p>
          </table:table-cell>
          <table:table-cell office:value-type="float" office:value="36.9472033455306" calcext:value-type="float">
            <text:p>36.9472033455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20.0313643491898" calcext:value-type="float">
            <text:p>20.0313643492</text:p>
          </table:table-cell>
          <table:table-cell office:value-type="float" office:value="0" calcext:value-type="float">
            <text:p>0</text:p>
          </table:table-cell>
          <table:table-cell office:value-type="float" office:value="2.25431124039061" calcext:value-type="float">
            <text:p>2.2543112404</text:p>
          </table:table-cell>
          <table:table-cell office:value-type="float" office:value="0.867746994249869" calcext:value-type="float">
            <text:p>0.8677469942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9.3831677992682" calcext:value-type="float">
            <text:p>19.3831677993</text:p>
          </table:table-cell>
          <table:table-cell office:value-type="float" office:value="0" calcext:value-type="float">
            <text:p>0</text:p>
          </table:table-cell>
          <table:table-cell office:value-type="float" office:value="0.311655931851236" calcext:value-type="float">
            <text:p>0.3116559319</text:p>
          </table:table-cell>
          <table:table-cell office:value-type="float" office:value="0.0836382645060115" calcext:value-type="float">
            <text:p>0.08363826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Epsilon</text:p>
          </table:table-cell>
          <table:table-cell office:value-type="string" calcext:value-type="string">
            <text:p>Discrete NN</text:p>
          </table:table-cell>
          <table:table-cell office:value-type="string" calcext:value-type="string">
            <text:p>Vanilla MLP</text:p>
          </table:table-cell>
          <table:table-cell office:value-type="string" calcext:value-type="string">
            <text:p>Discrete 2 Grad</text:p>
          </table:table-cell>
          <table:table-cell office:value-type="string" calcext:value-type="string">
            <text:p>Blended Discrete NN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5.65" calcext:value-type="float">
            <text:p>95.65</text:p>
          </table:table-cell>
          <table:table-cell office:value-type="float" office:value="97.19" calcext:value-type="float">
            <text:p>97.19</text:p>
          </table:table-cell>
          <table:table-cell office:value-type="float" office:value="96.26" calcext:value-type="float">
            <text:p>96.26</text:p>
          </table:table-cell>
          <table:table-cell office:value-type="float" office:value="95.65" calcext:value-type="float">
            <text:p>95.65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80.99" calcext:value-type="float">
            <text:p>80.99</text:p>
          </table:table-cell>
          <table:table-cell office:value-type="float" office:value="71.91" calcext:value-type="float">
            <text:p>71.91</text:p>
          </table:table-cell>
          <table:table-cell office:value-type="float" office:value="76.79" calcext:value-type="float">
            <text:p>76.79</text:p>
          </table:table-cell>
          <table:table-cell office:value-type="float" office:value="78.38" calcext:value-type="float">
            <text:p>78.38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68.01" calcext:value-type="float">
            <text:p>68.01</text:p>
          </table:table-cell>
          <table:table-cell office:value-type="float" office:value="46.44" calcext:value-type="float">
            <text:p>46.44</text:p>
          </table:table-cell>
          <table:table-cell office:value-type="float" office:value="63.37" calcext:value-type="float">
            <text:p>63.37</text:p>
          </table:table-cell>
          <table:table-cell office:value-type="float" office:value="62.61" calcext:value-type="float">
            <text:p>62.61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7.72" calcext:value-type="float">
            <text:p>47.72</text:p>
          </table:table-cell>
          <table:table-cell office:value-type="float" office:value="16.99" calcext:value-type="float">
            <text:p>16.99</text:p>
          </table:table-cell>
          <table:table-cell office:value-type="float" office:value="46.66" calcext:value-type="float">
            <text:p>46.66</text:p>
          </table:table-cell>
          <table:table-cell office:value-type="float" office:value="37.77" calcext:value-type="float">
            <text:p>37.77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20.38" calcext:value-type="float">
            <text:p>20.38</text:p>
          </table:table-cell>
          <table:table-cell office:value-type="float" office:value="1.79" calcext:value-type="float">
            <text:p>1.79</text:p>
          </table:table-cell>
          <table:table-cell office:value-type="float" office:value="5.39" calcext:value-type="float">
            <text:p>5.39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9.65" calcext:value-type="float">
            <text:p>19.65</text:p>
          </table:table-cell>
          <table:table-cell office:value-type="float" office:value="1.68" calcext:value-type="float">
            <text:p>1.68</text:p>
          </table:table-cell>
          <table:table-cell office:value-type="float" office:value="3.44" calcext:value-type="float">
            <text:p>3.44</text:p>
          </table:table-cell>
          <table:table-cell office:value-type="float" office:value="2.39" calcext:value-type="float">
            <text:p>2.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 style:data-style-name="N2" text:time-value="15:31:00.198740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1:32:27.670448566</meta:creation-date>
    <dc:date>2017-05-09T15:32:23.574753851</dc:date>
    <meta:editing-duration>PT40M9S</meta:editing-duration>
    <meta:editing-cycles>6</meta:editing-cycles>
    <meta:generator>LibreOffice/5.1.6.2$Linux_X86_64 LibreOffice_project/10m0$Build-2</meta:generator>
    <meta:document-statistic meta:table-count="1" meta:cell-count="7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453cm" svg:y="3.705cm" style:legend-expansion="high" chart:style-name="ch2"/>
        <chart:plot-area chart:style-name="ch3" table:cell-range-address="Sheet1.B10:Sheet1.B16 Sheet1.D10:Sheet1.F16" chart:data-source-has-labels="row" svg:x="0.319cm" svg:y="0.18cm" svg:width="10.815cm" svg:height="8.645cm">
          <chartooo:coordinate-region svg:x="0.94cm" svg:y="0.379cm" svg:width="9.76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1:Sheet1.D16" chart:label-cell-address="Sheet1.D10:Sheet1.D10" chart:class="chart:scatter">
            <chart:domain table:cell-range-address="Sheet1.B11:Sheet1.B16"/>
            <chart:data-point chart:repeated="6"/>
          </chart:series>
          <chart:series chart:style-name="ch7" chart:values-cell-range-address="Sheet1.E11:Sheet1.E16" chart:label-cell-address="Sheet1.E10:Sheet1.E10" chart:class="chart:scatter">
            <chart:data-point chart:repeated="6"/>
          </chart:series>
          <chart:series chart:style-name="ch8" chart:values-cell-range-address="Sheet1.F11:Sheet1.F16" chart:label-cell-address="Sheet1.F10:Sheet1.F10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anilla MLP</text:p>
                <draw:g>
                  <svg:desc>Sheet1.D10:Sheet1.D10</svg:desc>
                </draw:g>
              </table:table-cell>
              <table:table-cell office:value-type="string">
                <text:p>Discrete 2 Grad</text:p>
                <draw:g>
                  <svg:desc>Sheet1.E10:Sheet1.E10</svg:desc>
                </draw:g>
              </table:table-cell>
              <table:table-cell office:value-type="string">
                <text:p>Blended Discrete NN</text:p>
                <draw:g>
                  <svg:desc>Sheet1.F10:Sheet1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1:Sheet1.B16</svg:desc>
                </draw:g>
              </table:table-cell>
              <table:table-cell office:value-type="float" office:value="97.19">
                <text:p>97.19</text:p>
                <draw:g>
                  <svg:desc>Sheet1.D11:Sheet1.D16</svg:desc>
                </draw:g>
              </table:table-cell>
              <table:table-cell office:value-type="float" office:value="96.26">
                <text:p>96.26</text:p>
                <draw:g>
                  <svg:desc>Sheet1.E11:Sheet1.E16</svg:desc>
                </draw:g>
              </table:table-cell>
              <table:table-cell office:value-type="float" office:value="95.65">
                <text:p>95.65</text:p>
                <draw:g>
                  <svg:desc>Sheet1.F11:Sheet1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71.91">
                <text:p>71.91</text:p>
              </table:table-cell>
              <table:table-cell office:value-type="float" office:value="76.79">
                <text:p>76.79</text:p>
              </table:table-cell>
              <table:table-cell office:value-type="float" office:value="78.38">
                <text:p>78.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46.44">
                <text:p>46.44</text:p>
              </table:table-cell>
              <table:table-cell office:value-type="float" office:value="63.37">
                <text:p>63.37</text:p>
              </table:table-cell>
              <table:table-cell office:value-type="float" office:value="62.61">
                <text:p>62.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6.99">
                <text:p>16.99</text:p>
              </table:table-cell>
              <table:table-cell office:value-type="float" office:value="46.66">
                <text:p>46.66</text:p>
              </table:table-cell>
              <table:table-cell office:value-type="float" office:value="37.77">
                <text:p>37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1.79">
                <text:p>1.79</text:p>
              </table:table-cell>
              <table:table-cell office:value-type="float" office:value="5.39">
                <text:p>5.39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.68">
                <text:p>1.68</text:p>
              </table:table-cell>
              <table:table-cell office:value-type="float" office:value="3.44">
                <text:p>3.44</text:p>
              </table:table-cell>
              <table:table-cell office:value-type="float" office:value="2.39">
                <text:p>2.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455cm" svg:y="3.703cm" style:legend-expansion="high" chart:style-name="ch2"/>
        <chart:plot-area chart:style-name="ch3" table:cell-range-address="Sheet1.B2:Sheet1.B8 Sheet1.D2:Sheet1.F8" chart:data-source-has-labels="row" svg:x="0.32cm" svg:y="0.18cm" svg:width="10.815cm" svg:height="8.64cm">
          <chartooo:coordinate-region svg:x="0.941cm" svg:y="0.379cm" svg:width="9.76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8" chart:label-cell-address="Sheet1.D2:Sheet1.D2" chart:class="chart:scatter">
            <chart:domain table:cell-range-address="Sheet1.B3:Sheet1.B8"/>
            <chart:data-point chart:repeated="6"/>
          </chart:series>
          <chart:series chart:style-name="ch7" chart:values-cell-range-address="Sheet1.E3:Sheet1.E8" chart:label-cell-address="Sheet1.E2:Sheet1.E2" chart:class="chart:scatter">
            <chart:data-point chart:repeated="6"/>
          </chart:series>
          <chart:series chart:style-name="ch8" chart:values-cell-range-address="Sheet1.F3:Sheet1.F8" chart:label-cell-address="Sheet1.F2:Sheet1.F2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anilla MLP</text:p>
                <draw:g>
                  <svg:desc>Sheet1.D2:Sheet1.D2</svg:desc>
                </draw:g>
              </table:table-cell>
              <table:table-cell office:value-type="string">
                <text:p>Discrete 2 Grad</text:p>
                <draw:g>
                  <svg:desc>Sheet1.E2:Sheet1.E2</svg:desc>
                </draw:g>
              </table:table-cell>
              <table:table-cell office:value-type="string">
                <text:p>Blended Discrete NN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8</svg:desc>
                </draw:g>
              </table:table-cell>
              <table:table-cell office:value-type="float" office:value="100">
                <text:p>100</text:p>
                <draw:g>
                  <svg:desc>Sheet1.D3:Sheet1.D8</svg:desc>
                </draw:g>
              </table:table-cell>
              <table:table-cell office:value-type="float" office:value="100">
                <text:p>100</text:p>
                <draw:g>
                  <svg:desc>Sheet1.E3:Sheet1.E8</svg:desc>
                </draw:g>
              </table:table-cell>
              <table:table-cell office:value-type="float" office:value="100">
                <text:p>100</text:p>
                <draw:g>
                  <svg:desc>Sheet1.F3:Sheet1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71.9621360222245">
                <text:p>71.9621360222245</text:p>
              </table:table-cell>
              <table:table-cell office:value-type="float" office:value="77.5815499688344">
                <text:p>77.5815499688344</text:p>
              </table:table-cell>
              <table:table-cell office:value-type="float" office:value="79.832723470988">
                <text:p>79.832723470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45.7557361868505">
                <text:p>45.7557361868505</text:p>
              </table:table-cell>
              <table:table-cell office:value-type="float" office:value="63.4115936006649">
                <text:p>63.4115936006649</text:p>
              </table:table-cell>
              <table:table-cell office:value-type="float" office:value="63.1050705697857">
                <text:p>63.1050705697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5.4645539664575">
                <text:p>15.4645539664575</text:p>
              </table:table-cell>
              <table:table-cell office:value-type="float" office:value="45.8238105131934">
                <text:p>45.8238105131934</text:p>
              </table:table-cell>
              <table:table-cell office:value-type="float" office:value="36.9472033455306">
                <text:p>36.9472033455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2.25431124039061">
                <text:p>2.25431124039061</text:p>
              </table:table-cell>
              <table:table-cell office:value-type="float" office:value="0.867746994249869">
                <text:p>0.867746994249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311655931851236">
                <text:p>0.311655931851236</text:p>
              </table:table-cell>
              <table:table-cell office:value-type="float" office:value="0.0836382645060115">
                <text:p>0.08363826450601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